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How I scored my first UX/UI job in 5 months with no work experience | by Ewelina Adamczak | May, 2021 | Bootcamp</text:p>
      <text:p text:style-name="Text_20_body">Ewelina Adamczak</text:p>
      <text:h text:style-name="Heading_20_1" text:outline-level="1"><text:bookmark-start text:name="section"/><text:bookmark-end text:name="section"/></text:h>
      <text:h text:style-name="Heading_20_1" text:outline-level="1"><text:bookmark-start text:name="how-i-scored-my-first-uxui-job-in-5-months-with-no-work-experience"/><text:bookmark text:name="anchor"/>How I scored my first UX/UI job in 5 months with no work experience<text:bookmark-end text:name="how-i-scored-my-first-uxui-job-in-5-months-with-no-work-experience"/></text:h>
      <text:p text:style-name="First_20_paragraph"><text:a xlink:type="simple" xlink:href="https://ewelinkafl58.medium.com/?source=post_page-----f0db8b176b70--------------------------------" office:name=""><text:span text:style-name="Definition">Ewelina Adamczak</text:span></text:a></text:p>
      <text:p text:style-name="Text_20_body"><text:a xlink:type="simple" xlink:href="https://medium.com/m/signin?actionUrl=https%3A%2F%2Fmedium.com%2F_%2Fsubscribe%2Fuser%2F5f51541bd14a&amp;operation=register&amp;redirect=https%3A%2F%2Fbootcamp.uxdesign.cc%2Fhow-i-scored-my-first-ux-ui-job-in-5-months-with-no-work-experience-f0db8b176b70&amp;user=Ewelina%20Adamczak&amp;userId=5f51541bd14a&amp;source=post_page-5f51541bd14a----f0db8b176b70---------------------follow_byline-----------" office:name=""><text:span text:style-name="Definition">Follow</text:span></text:a></text:p>
      <text:p text:style-name="Text_20_body"><text:a xlink:type="simple" xlink:href="../../../../../../how-i-scored-my-first-ux-ui-job-in-5-months-with-no-work-experience-f0db8b176b70%3Fsource=post_page-----f0db8b176b70--------------------------------" office:name=""><text:span text:style-name="Definition">May 12</text:span></text:a> · 7 min read</text:p>
      <text:h text:style-name="Heading_20_1" text:outline-level="1"><text:bookmark-start text:name="no-work-experience-no-degree-no-problem"/><text:bookmark text:name="anchor-1"/>No work experience? No degree? No problem!<text:bookmark-end text:name="no-work-experience-no-degree-no-problem"/></text:h>
      <text:p text:style-name="First_20_paragraph">A few months ago, if you asked me to design a wireframe, create a user flow, or do a stakeholder analysis, I’d stare at you blankly. I hardly had any technical or visual skills. However, what I did have was passion and ambition. So, I decided to give it my best shot. Turns out, I would reap rewards I wouldn’t have expected, within a timeframe, I definitely wouldn’t have thought possible.</text:p>
      <text:p text:style-name="Text_20_body">That’s why I’m here today to tell you what I did to get my first (*paid*) position as a UX/UI designer.</text:p>
      <text:h text:style-name="Heading_20_1" text:outline-level="1"><text:bookmark-start text:name="get-a-mentor-supporter-or-design-buddy"/><text:bookmark text:name="anchor-2"/>Get a mentor, supporter, or design buddy<text:bookmark-end text:name="get-a-mentor-supporter-or-design-buddy"/></text:h>
      <text:p text:style-name="First_20_paragraph">It’s hard to know where to start with a field as broad as UX. That’s why I recommend finding someone who can guide and support you on your journey.</text:p>
      <text:p text:style-name="Text_20_body">In my case, I was fortunate to receive mentorship from a ed-tech company I interned for this past fall. Even though I worked pro-bono, I received a lot of help when it came to learning different UX/UI strategies, tools, and concepts. I was able to expedite my learning massively by implementing what I was learning as I was learning it.</text:p>
      <text:p text:style-name="Text_20_body">📸 Credit to <text:a xlink:type="simple" xlink:href="https://unsplash.com/@lewagon" office:name=""><text:span text:style-name="Definition">Le Wagon</text:span></text:a>. Find people who can help you on your journey and push you forward!</text:p>
      <text:p text:style-name="Text_20_body">Now, while I know that my situation was unique (in that I didn't have to pay for mentorship), I’d say that you don’t necessarily need to pay for mentorship when you’re just starting out in UX/UI. If money is tight (as it was for me), there are a bunch of resources available open-source on the web to get you started. Here are a few I highly recommend:</text:p>
      <text:list text:style-name="L1">
        <text:list-item>
          <text:p text:style-name="P1"><text:bookmark text:name="anchor-3"/><text:a xlink:type="simple" xlink:href="https://www.invisionapp.com/inside-design/" office:name=""><text:span text:style-name="Definition">Invision</text:span></text:a> — for design tips from experts in the field. Their blog is a sure-fire way to explore UX step-by-step, at your own time and convenience.</text:p>
        </text:list-item>
        <text:list-item>
          <text:p text:style-name="P1"><text:bookmark text:name="anchor-4"/><text:a xlink:type="simple" xlink:href="https://uxdesign.cc/" office:name=""><text:span text:style-name="Definition">UX Collective</text:span></text:a> — my all-around best design publication on Medium from design aficionados from around the globe.</text:p>
        </text:list-item>
        <text:list-item>
          <text:p text:style-name="P1"><text:bookmark text:name="anchor-5"/><text:a xlink:type="simple" xlink:href="https://www.booklets.io/c/ux-design" office:name=""><text:span text:style-name="Definition">Booklets.io</text:span></text:a> — if reading extensive design articles is not your style, check out this resource to get UX/UI tips in bite-sized portions.</text:p>
        </text:list-item>
        <text:list-item>
          <text:p text:style-name="P1"><text:bookmark text:name="anchor-6"/><text:a xlink:type="simple" xlink:href="https://www.nngroup.com/articles/" office:name=""><text:span text:style-name="Definition">Nielsen Norman Group</text:span></text:a> — for all things UX, from research to user testing.</text:p>
        </text:list-item>
      </text:list>
      <text:p text:style-name="First_20_paragraph">Never underestimate the potential of free resources, as they can get you far as long as you commit to your learning.</text:p>
      <text:h text:style-name="Heading_20_1" text:outline-level="1"><text:bookmark-start text:name="take-note-of-great-work"/><text:bookmark text:name="anchor-7"/>Take note of great work<text:bookmark-end text:name="take-note-of-great-work"/></text:h>
      <text:p text:style-name="First_20_paragraph">As designers, we are constantly coming up with creative solutions to problems. Whether that means trying out new trends or developing the best user experience for our customers, studying others’ work is what helps us improve our skills.</text:p>
      <text:p text:style-name="Text_20_body">📸 Credit to <text:a xlink:type="simple" xlink:href="https://weare.tm/" office:name=""><text:span text:style-name="Definition">TM</text:span></text:a>. One of the top inspiring websites presented by Awwwards.</text:p>
      <text:p text:style-name="Text_20_body">During my own UX/UI journey, I’ve found it critical to take note of, not only what designs stand out to me, but also to understand the reasoning for my penchant for them. Whenever we like a particular user interface, we have to understand, on a psychological level, what design decisions have made this design successful and effective at communicating a given message. Here are a few things to consider when evaluating a given design:</text:p>
      <text:list text:style-name="L2">
        <text:list-item>
          <text:p text:style-name="P2"><text:bookmark text:name="anchor-8"/><text:span text:style-name="T1">typography</text:span>: closely examine the hierarchy of text, font choice, text size, line spacing, alignment, and letter spacing (for more, check out these <text:a xlink:type="simple" xlink:href="https://blog.prototypr.io/8-rules-for-perfect-typography-in-ui-21b37f6f23ce" office:name=""><text:span text:style-name="Definition">typography rules</text:span></text:a>)</text:p>
        </text:list-item>
        <text:list-item>
          <text:p text:style-name="P2"><text:bookmark text:name="anchor-9"/><text:span text:style-name="T1">color schemes</text:span>: take note of what colors are being used, the feeling that the colors prompt (i.e. <text:a xlink:type="simple" xlink:href="https://uxdesign.cc/color-effect-b78fae8bb72f" office:name=""><text:span text:style-name="Definition">color psychology</text:span></text:a>), the contrast, the ways in which they are being used (<text:a xlink:type="simple" xlink:href="https://www.flowmapp.com/glossary-term/60-30-10-rule" office:name=""><text:span text:style-name="Definition">60–30–10 rule</text:span></text:a>), and the <text:a xlink:type="simple" xlink:href="https://accessible-colors.com/" office:name=""><text:span text:style-name="Definition">WCAG accessibility guidelines</text:span></text:a> that they meet</text:p>
        </text:list-item>
        <text:list-item>
          <text:p text:style-name="P2"><text:bookmark text:name="anchor-10"/><text:span text:style-name="T1">layout</text:span>: pay attention to how the interface is laid out, the grid that is being used, the alignment, the padding and margins, as well as the white space that is given between elements (for more on layout, check out this <text:a xlink:type="simple" xlink:href="https://medium.com/design-with-figma/everything-you-need-to-know-as-a-ui-designer-about-spacing-layout-grids-2bc269e12321" office:name=""><text:span text:style-name="Definition">amazing read</text:span></text:a>)</text:p>
        </text:list-item>
        <text:list-item>
          <text:p text:style-name="P2"><text:bookmark text:name="anchor-11"/><text:span text:style-name="T1">images/illustration/icons</text:span>: examine how the images visually express the text, <text:a xlink:type="simple" xlink:href="https://boxesandarrows.com/optimizing-ui-icons-for-faster-recognition/" office:name=""><text:span text:style-name="Definition">function as signifiers</text:span></text:a> for particular user actions, and solidify a certain mood for the design interface</text:p>
        </text:list-item>
      </text:list>
      <text:p text:style-name="First_20_paragraph">Having through these design decisions, it might also be beneficial for you to critique the work that you see and pinpoint areas that could use (re)work. As beginner designers, it’s easy to be transfixed by the amazing work that experts are doing, but we have to realize that there are always areas of improvement. Pinpointing these will allow us to think of ways in which we can improve our own designs.</text:p>
      <text:h text:style-name="Heading_20_1" text:outline-level="1"><text:bookmark-start text:name="identify-problems-find-inspiration-get-designing"/><text:bookmark text:name="anchor-12"/>Identify problems, find inspiration, &amp; get designing<text:bookmark-end text:name="identify-problems-find-inspiration-get-designing"/></text:h>
      <text:p text:style-name="First_20_paragraph">One of the most common dilemmas of novice UX designers is not knowing what to design or how to begin a portfolio without landing a job. Well, you’re in luck because there are a ton of tools out there to help you come up with new design concepts and ideas, such as:</text:p>
      <text:list text:style-name="L3">
        <text:list-item>
          <text:p text:style-name="P3"><text:bookmark text:name="anchor-13"/><text:a xlink:type="simple" xlink:href="https://www.ideasgrab.com/" office:name=""><text:span text:style-name="Definition">ideasgrab.com</text:span></text:a> — for a whopping list of over 3,500 design ideas</text:p>
        </text:list-item>
        <text:list-item>
          <text:p text:style-name="P3"><text:bookmark text:name="anchor-14"/><text:a xlink:type="simple" xlink:href="https://sharpen.design/" office:name=""><text:span text:style-name="Definition">sharpen</text:span></text:a> — a design challenge generator for branding, marketing, and UX/UI design</text:p>
        </text:list-item>
      </text:list>
      <text:p text:style-name="First_20_paragraph">Aside from design prompt ideas, I’ve found it beneficial to look at the websites and apps that I visit most often and redesign them. This will allow you to survey what the interface is doing else and what changes could be made to make the design more intuitive, effective, fun, useful, or appealing to the end user.</text:p>
      <text:p text:style-name="Text_20_body">📸 Credit to: <text:a xlink:type="simple" xlink:href="https://www.uplabs.com/joy_748" office:name=""><text:span text:style-name="Definition">Masudur Rahman Joy</text:span></text:a>. A clean web interface redesign for Instagram.</text:p>
      <text:p text:style-name="Text_20_body">Once you have an idea, take a go at it! At this point, you may be inclined to jump straight into designing the interface itself; however, it would be most beneficial, particularly in the beginning, to do user research, explore current solutions that exist, and sketch out a few ideas.</text:p>
      <text:p text:style-name="Text_20_body">On the other hand, if your focus is to strengthen a particular skill within UX/UI, such as hierarchy or typography, feel free to look at design work that has successfully accomplished these before starting. This will give you a better feel for what does and doesn’t work, while also giving you the inspiration you need to make your idea come to life.</text:p>
      <text:h text:style-name="Heading_20_1" text:outline-level="1"><text:bookmark-start text:name="use-whatever-tools-you-have-on-hand"/><text:bookmark text:name="anchor-15"/>Use whatever tools you have on hand<text:bookmark-end text:name="use-whatever-tools-you-have-on-hand"/></text:h>
      <text:p text:style-name="First_20_paragraph">When starting out in UX/UI design, a lot of us are overwhelmed by the extend of design software available to us. Instead of spending eons to find the ‘best tool,’ pick one (for starters) and work with it. As you progress, you’ll see that what you learn in one software can be easily translated to another. At the end of the day, the tool you choose isn’t what’s important. It’s how you use it that matters.</text:p>
      <text:p text:style-name="Text_20_body">Pick a tool and get started!</text:p>
      <text:p text:style-name="Text_20_body">Speaking from my own experience, I’ve focused mainly on <text:a xlink:type="simple" xlink:href="https://www.figma.com/design/" office:name=""><text:span text:style-name="Definition">Figma</text:span></text:a> throughout my UX/UI journey, mainly because it is free and allows for easy sharing and collaboration. However, if you already have other design software, like any of the <text:a xlink:type="simple" xlink:href="https://www.adobe.com/creativecloud.html" office:name=""><text:span text:style-name="Definition">Adobe Suite</text:span></text:a> software or <text:a xlink:type="simple" xlink:href="https://www.sketch.com/" office:name=""><text:span text:style-name="Definition">Sketch</text:span></text:a>, use those.</text:p>
      <text:h text:style-name="Heading_20_1" text:outline-level="1"><text:bookmark-start text:name="post-your-work"/><text:bookmark text:name="anchor-16"/>Post your work<text:bookmark-end text:name="post-your-work"/></text:h>
      <text:p text:style-name="First_20_paragraph">Now, I know how hard and intimidating it is to post work as a beginner designer. I, myself, have doubted the quality of my work for quite a while, so posting, what I assumed was beginner work, was quite the feat for me. No matter what your level of experience is, one of the most important steps you can take in UX/UI is building out your portfolio and putting your work out there.</text:p>
      <text:p text:style-name="Text_20_body">Thankfully, the digital world we live in today makes it super easy to get your work seen by others. Even if you don’t have a personal portfolio site, you can start posting you work in seconds through <text:a xlink:type="simple" xlink:href="https://dribbble.com/" office:name=""><text:span text:style-name="Definition">Dribble</text:span></text:a> or <text:a xlink:type="simple" xlink:href="https://www.behance.net/" office:name=""><text:span text:style-name="Definition">Behance</text:span></text:a>.</text:p>
      <text:p text:style-name="Text_20_body">Start posting on Dribble today and see where it takes you!</text:p>
      <text:p text:style-name="Text_20_body">As you progress on your journey, you’ll see your designs improving bit by bit. You’re also increase your chances of being noticed by design companies who are looking for talented designers with fresh and innovative ideas. That’s how I got my first job contract.</text:p>
      <text:p text:style-name="Text_20_body">At the end of the day, starting out in UX/UI can be intimidating. But, just like with anything, you have to work at it day in and day out. No matter where you start — whether you’re a student or a professional looking for a career change — with perseverance and a solid work ethic, you put yourself on a fast track to landing that UX/UI job you’ve been dreaming of.</text:p>
      <text:p text:style-name="Text_20_body">To part, I leave you with the wise words of Pele, who put it succinctly:</text:p>
      <text:p text:style-name="Text_20_body">Success is no accident. It is hard work, perseverance, learning, studying, sacrifice and most of all, love of what you are doing or learning to do.</text:p>
      <text:p text:style-name="Text_20_body"><text:a xlink:type="simple" xlink:href="https://bootcamp.uxdesign.cc/?source=post_sidebar--------------------------post_sidebar-----------" office:name=""><text:span text:style-name="Definition"/></text:a></text:p>
      <text:h text:style-name="Heading_20_2" text:outline-level="2"><text:bookmark-start text:name="bootcamp"/><text:bookmark text:name="anchor-17"/>Bootcamp<text:bookmark-end text:name="bootcamp"/></text:h>
      <text:p text:style-name="First_20_paragraph">From idea to product, one lesson at a time.</text:p>
      <text:p text:style-name="Text_20_body">Written by</text:p>
      <text:h text:style-name="Heading_20_2" text:outline-level="2"><text:bookmark-start text:name="ewelina-adamczak"/><text:bookmark text:name="anchor-17"/><text:a xlink:type="simple" xlink:href="https://ewelinkafl58.medium.com/?source=follow_footer-------------------------------------" office:name=""><text:span text:style-name="Definition">Ewelina Adamczak</text:span></text:a><text:bookmark-end text:name="ewelina-adamczak"/></text:h>
      <text:p text:style-name="First_20_paragraph">Writing to inspire. Designing with empathy. Advocating for equality. Fighting for a better world. 🌎</text:p>
      <text:h text:style-name="Heading_20_2" text:outline-level="2"><text:bookmark-start text:name="bootcamp-1"/><text:bookmark text:name="anchor-17"/><text:a xlink:type="simple" xlink:href="https://bootcamp.uxdesign.cc/?source=follow_footer-------------------------------------" office:name=""><text:span text:style-name="Definition">Bootcamp</text:span></text:a><text:bookmark-end text:name="bootcamp-1"/></text:h>
      <text:p text:style-name="First_20_paragraph">A living collection of resources and case studies for designers starting in Design, UX, and UI. Bootcamp is a new product design publication from the team behind the UX Collective (http://uxdesign.cc). To submit your story: bootcamp@uxdesign.cc</text:p>
      <text:p text:style-name="Text_20_body">Written by</text:p>
      <text:h text:style-name="Heading_20_2" text:outline-level="2"><text:bookmark-start text:name="ewelina-adamczak-1"/><text:bookmark text:name="anchor-17"/><text:a xlink:type="simple" xlink:href="https://ewelinkafl58.medium.com/?source=follow_footer-------------------------------------" office:name=""><text:span text:style-name="Definition">Ewelina Adamczak</text:span></text:a><text:bookmark-end text:name="ewelina-adamczak-1"/></text:h>
      <text:p text:style-name="First_20_paragraph">Writing to inspire. Designing with empathy. Advocating for equality. Fighting for a better world. 🌎</text:p>
      <text:h text:style-name="Heading_20_2" text:outline-level="2"><text:bookmark-start text:name="bootcamp-2"/><text:bookmark text:name="anchor-17"/><text:a xlink:type="simple" xlink:href="https://bootcamp.uxdesign.cc/?source=follow_footer-------------------------------------" office:name=""><text:span text:style-name="Definition">Bootcamp</text:span></text:a><text:bookmark-end text:name="bootcamp-2"/></text:h>
      <text:p text:style-name="First_20_paragraph">A living collection of resources and case studies for designers starting in Design, UX, and UI. Bootcamp is a new product design publication from the team behind the UX Collective (http://uxdesign.cc). To submit your story: bootcamp@uxdesign.cc</text:p>
      <text:h text:style-name="Heading_20_2" text:outline-level="2"><text:bookmark-start text:name="more-from-medium"/><text:bookmark text:name="anchor-17"/>More From Medium<text:bookmark-end text:name="more-from-medium"/></text:h>
      <text:h text:style-name="Heading_20_2" text:outline-level="2"><text:bookmark-start text:name="user-stories-are-ill-suited-for-expressing-requirements"/><text:bookmark text:name="anchor-17"/><text:a xlink:type="simple" xlink:href="../../../../../../user-stories-are-ill-suited-for-expressing-requirements-fa0bbd7756c4%3Fsource=post_internal_links---------0----------------------------" office:name=""><text:span text:style-name="Definition">User Stories are ill-suited for expressing requirements</text:span></text:a><text:bookmark-end text:name="user-stories-are-ill-suited-for-expressing-requirements"/></text:h>
      <text:p text:style-name="First_20_paragraph"><text:a xlink:type="simple" xlink:href="https://mdalmijn.medium.com/?source=post_internal_links---------0----------------------------" office:name=""><text:span text:style-name="Definition">Maarten Dalmijn</text:span></text:a> in <text:a xlink:type="simple" xlink:href="https://bootcamp.uxdesign.cc/?source=post_internal_links---------0----------------------------" office:name=""><text:span text:style-name="Definition">Bootcamp</text:span></text:a></text:p>
      <text:h text:style-name="Heading_20_2" text:outline-level="2"><text:bookmark-start text:name="things-ive-learned-about-product-design-while-working-in-japan"/><text:bookmark text:name="anchor-17"/><text:a xlink:type="simple" xlink:href="../../../../../../10-things-ive-learned-about-product-design-while-working-in-japan-f2e00c356b05%3Fsource=post_internal_links---------1----------------------------" office:name=""><text:span text:style-name="Definition">10 things I’ve learned about product design while working in Japan</text:span></text:a><text:bookmark-end text:name="things-ive-learned-about-product-design-while-working-in-ja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meta:generator>
    <dc:title/>
    <dc:description/>
    <dc:subject/>
    <meta:keyword/>
    <meta:initial-creator/>
    <dc:creator/>
    <meta:creation-date>2021-06-02T20:46:45Z</meta:creation-date>
    <dc:date>2021-06-02T20:46:45Z</dc:date>
  </office:meta>
</office:document-meta>
</file>